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Yu Gothic Light" svg:font-family="'Yu Gothic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Trebuchet MS" fo:font-size="16pt" style:font-size-asian="16pt" style:font-size-complex="16pt"/>
    </style:style>
    <style:style style:name="P3" style:family="paragraph" style:parent-style-name="Text_20_body">
      <style:text-properties style:font-name="Trebuchet MS" fo:font-size="16pt" style:font-size-asian="16pt" style:font-size-complex="16pt"/>
    </style:style>
    <style:style style:name="T1" style:family="text">
      <style:text-properties style:font-name="Yu Gothic Light" fo:font-size="16pt" style:font-size-asian="16pt" style:font-size-complex="16pt"/>
    </style:style>
    <style:style style:name="T2" style:family="text">
      <style:text-properties fo:font-size="16pt" style:font-size-asian="16pt" style:font-size-complex="16pt"/>
    </style:style>
    <style:style style:name="T3" style:family="text">
      <style:text-properties style:font-name="Trebuchet M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Hello everyone,</text:span></text:span></text:p>
      <text:p text:style-name="P1"><text:span text:style-name="Strong_20_Emphasis"><text:span text:style-name="T3"/></text:span></text:p>
      <text:p text:style-name="P3">Today, I’d like to present Getaround’s business model. Getaround acts as an intermediary platform for accommodation bookings, connecting property owners with travelers. It generates revenue primarily through commissions on each booking made on its site, allowing hosts and hoteliers to maximize occupancy while reaching a vast audience.</text:p>
      <text:p text:style-name="P3"/>
      <text:p text:style-name="P3">The company’s business model emphasizes competitive pricing, a wide selection of accommodations, and reliable user reviews. This strategy enhances customer experience and drives customer acquisition through targeted advertising across various platforms.</text:p>
      <text:p text:style-name="P3"/>
      <text:p text:style-name="P3">Using cutting-edge technology, Getaround offers a seamless booking process through its user-friendly mobile app, ensuring efficient management of reservations and customer support. Overall, </text:p>
      <text:p text:style-name="P3">Getaround's innovative approach and commitment to user satisfaction make it a leader in the accommodation booking market.</text:p>
      <text:p text:style-name="P3">Thank you!</text:p>
      <text:p text:style-name="P3"/>
      <text:p text:style-name="P2">&lt;3&lt;3&lt;3&lt;3&lt;3&l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Yu Gothic Light" svg:font-family="'Yu Gothic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na-Kenza Er-Rbibi</meta:initial-creator>
    <meta:creation-date>2024-09-18T14:59:40.53</meta:creation-date>
    <dc:date>2024-09-18T16:11:43.28</dc:date>
    <dc:creator>Lina-Kenza Er-Rbibi</dc:creator>
    <meta:editing-duration>PT37M27S</meta:editing-duration>
    <meta:editing-cycles>3</meta:editing-cycles>
    <meta:generator>OpenOffice/4.1.15$Win32 OpenOffice.org_project/4115m2$Build-9813</meta:generator>
    <meta:document-statistic meta:table-count="0" meta:image-count="0" meta:object-count="0" meta:page-count="1" meta:paragraph-count="7" meta:word-count="123" meta:character-count="937"/>
  </office:meta>
</office:document-meta>
</file>